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24-11-19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22-10-0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21-10-0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20-11-17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19-10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18-10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16-10-1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13-10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2012-10-0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4204</text:p>
          </table:table-cell>
          <table:table-cell office:value-type="string" calcext:value-type="string">
            <text:p>197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